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 style:data-style-name="N81">
      <style:table-cell-properties fo:background-color="#ffff00"/>
    </style:style>
    <style:style style:name="ce5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mplest Schmitt trigger oscillator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ogic LOW level</text:p>
          </table:table-cell>
          <table:table-cell table:style-name="ce3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ic High level</text:p>
          </table:table-cell>
          <table:table-cell table:style-name="ce3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r trip point</text:p>
          </table:table-cell>
          <table:table-cell table:style-name="ce3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per trip point</text:p>
          </table:table-cell>
          <table:table-cell table:style-name="ce3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harge time</text:p>
          </table:table-cell>
          <table:table-cell table:formula="of:=LN(([.B4]-[.B5])/([.B4]-[.B6]))" office:value-type="string" office:string-value="" calcext:value-type="error">
            <text:p>#DIV/0!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harge time</text:p>
          </table:table-cell>
          <table:table-cell table:formula="of:=LN(([.B3]-[.B6])/([.B3]-[.B5]))" office:value-type="string" office:string-value="" calcext:value-type="error">
            <text:p>#DIV/0!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iod</text:p>
          </table:table-cell>
          <table:table-cell table:formula="of:=[.B8]+[.B9]" office:value-type="string" office:string-value="" calcext:value-type="error">
            <text:p>#DIV/0!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quency</text:p>
          </table:table-cell>
          <table:table-cell table:formula="of:=1/[.B10]" office:value-type="string" office:string-value="" calcext:value-type="error">
            <text:p>#DIV/0!</text:p>
          </table:table-cell>
          <table:table-cell office:value-type="string" calcext:value-type="string">
            <text:p>/RC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 calcext:value-type="string">
            <text:p>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sired frequency</text:p>
          </table:table-cell>
          <table:table-cell table:style-name="ce3"/>
          <table:table-cell office:value-type="string" calcext:value-type="string">
            <text:p>Hz</text:p>
          </table:table-cell>
          <table:table-cell office:value-type="string" calcext:value-type="string">
            <text:p>Period</text:p>
          </table:table-cell>
          <table:table-cell table:formula="of:=1/[.B15]" office:value-type="string" office:string-value="" calcext:value-type="error">
            <text:p>#DIV/0!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hoose R</text:p>
          </table:table-cell>
          <table:table-cell table:style-name="ce3"/>
          <table:table-cell table:style-name="ce5" office:value-type="string" calcext:value-type="string">
            <text:p>Ω</text:p>
          </table:table-cell>
          <table:table-cell office:value-type="string" calcext:value-type="string">
            <text:p>Or choose C</text:p>
          </table:table-cell>
          <table:table-cell table:style-name="ce6"/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formula="of:=1/([.B10]*[.B15]*[.B17])" office:value-type="string" office:string-value="" calcext:value-type="error">
            <text:p>#DIV/0!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formula="of:=1/([.B10]*[.B15]*[.E17])" office:value-type="string" office:string-value="" calcext:value-type="error">
            <text:p>#DIV/0!</text:p>
          </table:table-cell>
          <table:table-cell table:style-name="ce5" office:value-type="string" calcext:value-type="string">
            <text:p>Ω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 calcext:value-type="string">
            <text:p>Analysi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table:style-name="ce5" office:value-type="string" calcext:value-type="string">
            <text:p>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table:style-name="ce6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iod</text:p>
          </table:table-cell>
          <table:table-cell table:formula="of:=[.B10]*[.B22]*[.B2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quency</text:p>
          </table:table-cell>
          <table:table-cell table:formula="of:=1/[.B25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Kenny</meta:initial-creator>
    <meta:creation-date>2024-02-19T21:22:29.485919931</meta:creation-date>
    <dc:date>2024-03-17T17:09:47.209174508</dc:date>
    <dc:creator>Kevin Kenny</dc:creator>
    <meta:editing-duration>P4DT21H50M34S</meta:editing-duration>
    <meta:editing-cycles>5</meta:editing-cycles>
    <meta:generator>LibreOffice/7.3.7.2$Linux_X86_64 LibreOffice_project/30$Build-2</meta:generator>
    <meta:document-statistic meta:table-count="1" meta:cell-count="46" meta:object-count="0"/>
  </office:meta>
</office:document-meta>
</file>